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a934" officeooo:paragraph-rsid="000da934"/>
    </style:style>
    <style:style style:name="P2" style:family="paragraph" style:parent-style-name="Standard">
      <style:text-properties fo:color="#cc0000" officeooo:rsid="000da934" officeooo:paragraph-rsid="000da934"/>
    </style:style>
    <style:style style:name="P3" style:family="paragraph" style:parent-style-name="Standard">
      <style:text-properties fo:color="#006600" officeooo:rsid="000da934" officeooo:paragraph-rsid="000da934"/>
    </style:style>
    <style:style style:name="P4" style:family="paragraph" style:parent-style-name="Standard">
      <style:text-properties fo:color="#0000cc" officeooo:rsid="000da934" officeooo:paragraph-rsid="000da934"/>
    </style:style>
    <style:style style:name="P5" style:family="paragraph" style:parent-style-name="Standard">
      <style:text-properties fo:color="#ff9900" officeooo:rsid="000da934" officeooo:paragraph-rsid="000da934"/>
    </style:style>
    <style:style style:name="T1" style:family="text">
      <style:text-properties officeooo:rsid="000eca24"/>
    </style:style>
    <style:style style:name="T2" style:family="text">
      <style:text-properties officeooo:rsid="0010496c"/>
    </style:style>
    <style:style style:name="T3" style:family="text">
      <style:text-properties officeooo:rsid="0016b287"/>
    </style:style>
    <style:style style:name="T4" style:family="text">
      <style:text-properties officeooo:rsid="001da378"/>
    </style:style>
    <style:style style:name="T5" style:family="text">
      <style:text-properties officeooo:rsid="001f5b46"/>
    </style:style>
    <style:style style:name="T6" style:family="text">
      <style:text-properties officeooo:rsid="002673d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3">­</text:span>IT’S A MATCH! <text:s text:c="26"/></text:p>
      <text:p text:style-name="P1"/>
      <text:p text:style-name="P2">EXT. MALL -EVENING <text:s text:c="4"/>// <text:span text:style-name="T1">slug line <text:s text:c="2"/>//1</text:span></text:p>
      <text:p text:style-name="P1"/>
      <text:p text:style-name="P1"/>
      <text:p text:style-name="P3">It’s a Saturday evening. The area around the mall is too <text:s text:c="27"/>//<text:span text:style-name="T1">Action</text:span></text:p>
      <text:p text:style-name="P3">crowded. We see two guys coming out of the mall near the</text:p>
      <text:p text:style-name="P3">corrider. One guy, Akash(35) is wearing shorts and a tshirt</text:p>
      <text:p text:style-name="P3">with branded shoes carrying his gym bag and a sipper. Other</text:p>
      <text:p text:style-name="P3">guy, Kush(38) is wearing joggers with tshirt carrying a gym</text:p>
      <text:p text:style-name="P3">bag and a phone on the other hand. Their car "Mercedez </text:p>
      <text:p text:style-name="P3">class" arrives. As soon as they sit in the car Kush’s phone</text:p>
      <text:p text:style-name="P3">buzzez.</text:p>
      <text:p text:style-name="P3"/>
      <text:p text:style-name="P1"/>
      <text:p text:style-name="P2">INT. CAR. -EVENING<text:tab/><text:tab/><text:tab/>//<text:span text:style-name="T6">2</text:span></text:p>
      <text:p text:style-name="P1"/>
      <text:p text:style-name="P3">He gets a notification saying "Its a match". He</text:p>
      <text:p text:style-name="P3">unlocks his phone and gets excited by seeing the</text:p>
      <text:p text:style-name="P3">notification. He opens the profile, he matched with Pooja.</text:p>
      <text:p text:style-name="P3">There is a side picture of a woman with open straight hair</text:p>
      <text:p text:style-name="P3">and wearing big jhumkas. Kush’s not able to see the full</text:p>
      <text:p text:style-name="P3">face but just the side angle. He clicks on the profile to</text:p>
      <text:p text:style-name="P3">read the bio. The bio reads,</text:p>
      <text:p text:style-name="P3"/>
      <text:p text:style-name="P3">"It doesn’t even matter whatever i write down here but still</text:p>
      <text:p text:style-name="P3">you’re gonna swipe based on the pictures but still I am <text:s text:c="23"/></text:p>
      <text:p text:style-name="P3">writing.I am Delhite/Punjabi/Gemini/Doglover, I am 5’7,</text:p>
      <text:p text:style-name="P3">Married in Delhi,fun-loving person who likes to live on her</text:p>
      <text:p text:style-name="P3">own conditions, IF YOU’RE LOOKING FOR A HOOKE UP THEN SWIPE</text:p>
      <text:p text:style-name="P3">RIGHT BECAUSE I AM ONLY LOOKING FOR A CASUAL</text:p>
      <text:p text:style-name="P3">RELATIONSHIP,with a smart, decent and a mature person also</text:p>
      <text:p text:style-name="P3">can’t tolerate grammar mistakes. And, the most important</text:p>
      <text:p text:style-name="P3">thing, No strings attached"</text:p>
      <text:p text:style-name="P4"/>
      <text:p text:style-name="P3">Kush gets more excited looking at the bio. Meanwhile, Akash</text:p>
      <text:p text:style-name="P3">calls his girlfriend on the phone.</text:p>
      <text:p text:style-name="P3"/>
      <text:p text:style-name="P3">Kush sees the bio and</text:p>
      <text:p text:style-name="P3">immediately sends Pooja "HI". </text:p>
      <text:p text:style-name="P3"/>
      <text:p text:style-name="P3">He waits for few seconds and</text:p>
      <text:p text:style-name="P3">gets a reply saying "Hey".</text:p>
      <text:p text:style-name="P3"/>
      <text:p text:style-name="P3">Their conversation starts..</text:p>
      <text:p text:style-name="P1"/>
      <text:p text:style-name="P1">KUSH</text:p>
      <text:p text:style-name="P1">"Read your bio, saying no strings</text:p>
      <text:p text:style-name="P1">attached, I like that you are being</text:p>
      <text:p text:style-name="P1">honest. By the way, I also married,</text:p>
      <text:p text:style-name="P1">blessed with son. He is 8 years</text:p>
      <text:p text:style-name="P1">old"</text:p>
      <text:p text:style-name="P1"><text:soft-page-break/></text:p>
      <text:p text:style-name="P1">POOJA</text:p>
      <text:p text:style-name="P1">"omg, you dont look like someone</text:p>
      <text:p text:style-name="P1">with an 8 year old kid. Are you a</text:p>
      <text:p text:style-name="P1">gym freak?"</text:p>
      <text:p text:style-name="P1"/>
      <text:p text:style-name="P1">KUSH</text:p>
      <text:p text:style-name="P1">"yes, i am very much into fitness.</text:p>
      <text:p text:style-name="P1">very active"</text:p>
      <text:p text:style-name="P1"/>
      <text:p text:style-name="P1">POOJA</text:p>
      <text:p text:style-name="P1">"i really like people who look</text:p>
      <text:p text:style-name="P1">after themselves"</text:p>
      <text:p text:style-name="P1"/>
      <text:p text:style-name="P1">KUSH</text:p>
      <text:p text:style-name="P1">I am too fit, too active.</text:p>
      <text:p text:style-name="P1">Haha. ;)</text:p>
      <text:p text:style-name="P1"/>
      <text:p text:style-name="P1">POOJA</text:p>
      <text:p text:style-name="P1">I’ll go with your words.</text:p>
      <text:p text:style-name="P1"/>
      <text:p text:style-name="P1">KUSH</text:p>
      <text:p text:style-name="P1">What else do you go with?</text:p>
      <text:p text:style-name="P1"/>
      <text:p text:style-name="P1">POOJA</text:p>
      <text:p text:style-name="P1">I am born and brought up in Delhi,</text:p>
      <text:p text:style-name="P1">studied in Delhi, married in Delhi.</text:p>
      <text:p text:style-name="P1">Lives in Vasant Vihar. Husband is</text:p>
      <text:p text:style-name="P1">in Merchant Navy he mostly travels.</text:p>
      <text:p text:style-name="P1">And, I am also blessed with a</text:p>
      <text:p text:style-name="P1">daughter. She is 7 years old.</text:p>
      <text:p text:style-name="P1"/>
      <text:p text:style-name="P1">KUSH</text:p>
      <text:p text:style-name="P1">Oh, you dont look like someone</text:p>
      <text:p text:style-name="P1">with 7 year old.</text:p>
      <text:p text:style-name="P1"/>
      <text:p text:style-name="P1">POOJA</text:p>
      <text:p text:style-name="P1">Jhoote! You can hardly see my face</text:p>
      <text:p text:style-name="P1">in the picture.</text:p>
      <text:p text:style-name="P1"/>
      <text:p text:style-name="P1">KUSH</text:p>
      <text:p text:style-name="P1">oh, I can figure it out by your</text:p>
      <text:p text:style-name="P1">side profile, with your perfect</text:p>
      <text:p text:style-name="P1">jawline and pretty jhumkas. I like</text:p>
      <text:p text:style-name="P1">tall girls and you’re 5’7. ;)</text:p>
      <text:p text:style-name="P1"/>
      <text:p text:style-name="P1">POOJA</text:p>
      <text:p text:style-name="P1">I am blushing.</text:p>
      <text:p text:style-name="P1"/>
      <text:p text:style-name="P1">KUSH</text:p>
      <text:p text:style-name="P1">Really?</text:p>
      <text:p text:style-name="P1"/>
      <text:p text:style-name="P1"><text:soft-page-break/>POOJA</text:p>
      <text:p text:style-name="P1">Yeah!</text:p>
      <text:p text:style-name="P1"/>
      <text:p text:style-name="P1"/>
      <text:p text:style-name="P1">Kush takes two seconds to reply.</text:p>
      <text:p text:style-name="P1"/>
      <text:p text:style-name="P1">KUSH</text:p>
      <text:p text:style-name="P1">So, Pooja, when can we meet?</text:p>
      <text:p text:style-name="P1"/>
      <text:p text:style-name="P1">POOJA</text:p>
      <text:p text:style-name="P1">Listen, my husband is coming</text:p>
      <text:p text:style-name="P1">tomorrow so i dont know.</text:p>
      <text:p text:style-name="P1"/>
      <text:p text:style-name="P1">KUSH</text:p>
      <text:p text:style-name="P1">He is coming tomorrow na, not</text:p>
      <text:p text:style-name="P1">tonight.</text:p>
      <text:p text:style-name="P1"/>
      <text:p text:style-name="P1">POOJA</text:p>
      <text:p text:style-name="P1">yeah, but..tonight? Okay, give me</text:p>
      <text:p text:style-name="P1">one minute.</text:p>
      <text:p text:style-name="P1"/>
      <text:p text:style-name="P1">Akash ask Kush "nariyal paani piyega? Kush just nods and</text:p>
      <text:p text:style-name="P1">doesn’t say anything. Akash ask the driver to stop the car</text:p>
      <text:p text:style-name="P1">near the stall.</text:p>
      <text:p text:style-name="P1"/>
      <text:p text:style-name="P2">EXT. STALL. -EVENING.<text:tab/><text:tab/><text:tab/>//<text:span text:style-name="T6">3</text:span></text:p>
      <text:p text:style-name="P1"/>
      <text:p text:style-name="P1">They go outside for nariyal paani. Kush is</text:p>
      <text:p text:style-name="P1">very much into the conversation with Pooja and doesn’t give</text:p>
      <text:p text:style-name="P1">much attention to Akash. As they take one sip of naariyal</text:p>
      <text:p text:style-name="P1">paani and Jay gets another notification.</text:p>
      <text:p text:style-name="P1"/>
      <text:p text:style-name="P1">POOJA</text:p>
      <text:p text:style-name="P1">I am only free from 7 to 11pm</text:p>
      <text:p text:style-name="P1">tonight.</text:p>
      <text:p text:style-name="P1"/>
      <text:p text:style-name="P1">KUSH</text:p>
      <text:p text:style-name="P1">Oh, that’s perfect. Where are we</text:p>
      <text:p text:style-name="P1">meeting?</text:p>
      <text:p text:style-name="P1"/>
      <text:p text:style-name="P1">POOJA</text:p>
      <text:p text:style-name="P1">Meet me at Fortis Hospital.</text:p>
      <text:p text:style-name="P1"/>
      <text:p text:style-name="P1">KUSH</text:p>
      <text:p text:style-name="P1">Why?</text:p>
      <text:p text:style-name="P1"/>
      <text:p text:style-name="P1">POOJA</text:p>
      <text:p text:style-name="P1">Fortis Hospital Cafe.</text:p>
      <text:p text:style-name="P1"/>
      <text:p text:style-name="P1">KUSH</text:p>
      <text:p text:style-name="P1">Great, I’ll reach there in 15</text:p>
      <text:p text:style-name="P1">minutes.</text:p>
      <text:p text:style-name="P1"><text:soft-page-break/></text:p>
      <text:p text:style-name="P1">POOJA</text:p>
      <text:p text:style-name="P1">Don’t come in your car. Come in</text:p>
      <text:p text:style-name="P1">uber. Its nearby my place, I will</text:p>
      <text:p text:style-name="P1">reach there in 5 minutes."</text:p>
      <text:p text:style-name="P1"/>
      <text:p text:style-name="P1">KUSH</text:p>
      <text:p text:style-name="P1">Okay, let me book Uber then</text:p>
      <text:p text:style-name="P1"/>
      <text:p text:style-name="P1">Kush immediately books a cab and tell Akash that he needs to</text:p>
      <text:p text:style-name="P1">go somewhere urgently. Akash is confused. But Kush convinces</text:p>
      <text:p text:style-name="P1">him that he has something very important and will tell him</text:p>
      <text:p text:style-name="P1">everything later.</text:p>
      <text:p text:style-name="P1"/>
      <text:p text:style-name="P1">Kush uber arrives and he messages Pooja.</text:p>
      <text:p text:style-name="P1"/>
      <text:p text:style-name="P1">KUSH</text:p>
      <text:p text:style-name="P1">My cab is here. I will reach there</text:p>
      <text:p text:style-name="P1">in 15 minutes.</text:p>
      <text:p text:style-name="P1"/>
      <text:p text:style-name="P1">POOJA</text:p>
      <text:p text:style-name="P1">Pooja- Great, i will be there in 10</text:p>
      <text:p text:style-name="P1">minutes.</text:p>
      <text:p text:style-name="P1"/>
      <text:p text:style-name="P2">INT/EXT. CAB. -EVENING. <text:s text:c="6"/><text:tab/><text:tab/>//<text:span text:style-name="T6">4</text:span></text:p>
      <text:p text:style-name="P1"/>
      <text:p text:style-name="P1">WE SEE SHOTS OF THE CAR GOING RAPIDLY. Kush is very excited.</text:p>
      <text:p text:style-name="P1"/>
      <text:p text:style-name="P1">KUSH</text:p>
      <text:p text:style-name="P1">Reaching there in 10 minutes.</text:p>
      <text:p text:style-name="P1"/>
      <text:p text:style-name="P1">POOJA</text:p>
      <text:p text:style-name="P1">Reaching in 5.</text:p>
      <text:p text:style-name="P1"/>
      <text:p text:style-name="P1">KUSH</text:p>
      <text:p text:style-name="P1">How will i recognize you?</text:p>
      <text:p text:style-name="P1"/>
      <text:p text:style-name="P1">POOJA</text:p>
      <text:p text:style-name="P1">Don’t worry, I will recognize you.</text:p>
      <text:p text:style-name="P1"/>
      <text:p text:style-name="P1">Kush is getting impatient. He ask the driver.</text:p>
      <text:p text:style-name="P1"/>
      <text:p text:style-name="P1">KUSH</text:p>
      <text:p text:style-name="P1">bhaiya, aur kitna dur dikha raha</text:p>
      <text:p text:style-name="P1">hai?</text:p>
      <text:p text:style-name="P1"/>
      <text:p text:style-name="P1">DRIVER</text:p>
      <text:p text:style-name="P1">Sir, 8 minutes hai abhi.</text:p>
      <text:p text:style-name="P1"/>
      <text:p text:style-name="P1">KUSH</text:p>
      <text:p text:style-name="P1">Thoda jaldi chalao na!</text:p>
      <text:p text:style-name="P1"/>
      <text:p text:style-name="P1"><text:soft-page-break/>DRIVER</text:p>
      <text:p text:style-name="P1">Sir, jitna dikha raha hai utna hi</text:p>
      <text:p text:style-name="P1">lagega na time. Waise, aap bahut</text:p>
      <text:p text:style-name="P1">khush lag rahe ho?</text:p>
      <text:p text:style-name="P1"/>
      <text:p text:style-name="P1">KUSH</text:p>
      <text:p text:style-name="P5">(with a sarcastic tone)</text:p>
      <text:p text:style-name="P1">Haan meri naukri chali gayi hai aur</text:p>
      <text:p text:style-name="P1">ghar pe income tax ki raid padhi</text:p>
      <text:p text:style-name="P1">hai. </text:p>
      <text:p text:style-name="P1"/>
      <text:p text:style-name="P1">DRIVER</text:p>
      <text:p text:style-name="P1">Kya sir mazaak tha.</text:p>
      <text:p text:style-name="P1"/>
      <text:p text:style-name="P1">KUSH</text:p>
      <text:p text:style-name="P1">Mera bhi mazaak tha, Tu gaadi chala</text:p>
      <text:p text:style-name="P1">na!</text:p>
      <text:p text:style-name="P1"/>
      <text:p text:style-name="P1">Kush phone buzzez. Pooja has messaged that she has reached.</text:p>
      <text:p text:style-name="P1"/>
      <text:p text:style-name="P1">KUSH</text:p>
      <text:p text:style-name="P1">just 2 more minutes..</text:p>
      <text:p text:style-name="P1"/>
      <text:p text:style-name="P2">EXT/INT. HOSPITAL. -EVENING <text:s text:c="10"/>//<text:span text:style-name="T6">5</text:span></text:p>
      <text:p text:style-name="P1"/>
      <text:p text:style-name="P1">Kush reaches there. He pays the driver in a hurry and runs</text:p>
      <text:p text:style-name="P1">towards the hospital.</text:p>
      <text:p text:style-name="P1">We see patients everywhere. There is silence and sadness in</text:p>
      <text:p text:style-name="P1">the hospital. Jay is in a hurry. He reaches in the cafe.</text:p>
      <text:p text:style-name="P1"/>
      <text:p text:style-name="P2">INT. HOSPITAL CAFE. -EVENING <text:s text:c="27"/>//<text:span text:style-name="T6">6</text:span></text:p>
      <text:p text:style-name="P1"/>
      <text:p text:style-name="P1">There is a little silence. Monotonous, we can see people</text:p>
      <text:p text:style-name="P1">stressed out. Medicines on the right table. Some old woman</text:p>
      <text:p text:style-name="P1">in crying sitting in a cafe.</text:p>
      <text:p text:style-name="P1"/>
      <text:p text:style-name="P1">Kush is looking around here and there and he sees a</text:p>
      <text:p text:style-name="P1">reflection of a woman from the glass door sitting on a side</text:p>
      <text:p text:style-name="P1">table. She is in yellow dress, straight hair. She flips her</text:p>
      <text:p text:style-name="P1">hair behind her ear, Kush sees her wearing the same jhumkas.</text:p>
      <text:p text:style-name="P1">Kush approaches her. He says ’Hi’. Pooja turns around and we</text:p>
      <text:p text:style-name="P1">see a beautiful woman. Kush is in a awe looking at her. She</text:p>
      <text:p text:style-name="P1">is 5’7.</text:p>
      <text:p text:style-name="P1"/>
      <text:p text:style-name="P1">POOJA</text:p>
      <text:p text:style-name="P5">(as she stands to shake hands)</text:p>
      <text:p text:style-name="P1">Kush?</text:p>
      <text:p text:style-name="P1"/>
      <text:p text:style-name="P1">KUSH</text:p>
      <text:p text:style-name="P1">Kushagra Mehta</text:p>
      <text:p text:style-name="P1"/>
      <text:p text:style-name="P1">POOJA</text:p>
      <text:p text:style-name="P1"><text:soft-page-break/>You look better than your</text:p>
      <text:p text:style-name="P1">pictures.</text:p>
      <text:p text:style-name="P1"/>
      <text:p text:style-name="P1">KUSH</text:p>
      <text:p text:style-name="P1">Thankyou! You ARE 5’7</text:p>
      <text:p text:style-name="P1"/>
      <text:p text:style-name="P1">POOJA</text:p>
      <text:p text:style-name="P1">Yeah and with heels 5’9. And,</text:p>
      <text:p text:style-name="P1">you’re 6’?</text:p>
      <text:p text:style-name="P1"/>
      <text:p text:style-name="P1">KUSH</text:p>
      <text:p text:style-name="P1">Yeah, with shoes 6’1.</text:p>
      <text:p text:style-name="P1"/>
      <text:p text:style-name="P1">They chuckle and give a sid hug to each other and then sit.</text:p>
      <text:p text:style-name="P1"/>
      <text:p text:style-name="P1">POOJA</text:p>
      <text:p text:style-name="P1">Coffee?</text:p>
      <text:p text:style-name="P1"/>
      <text:p text:style-name="P1">KUSH</text:p>
      <text:p text:style-name="P1">Yeah, I’ll just order.</text:p>
      <text:p text:style-name="P1"/>
      <text:p text:style-name="P1">POOJA</text:p>
      <text:p text:style-name="P1">I already did. Americano without</text:p>
      <text:p text:style-name="P1">sugar?</text:p>
      <text:p text:style-name="P1"/>
      <text:p text:style-name="P1">KUSH</text:p>
      <text:p text:style-name="P1">How do you know?</text:p>
      <text:p text:style-name="P1"/>
      <text:p text:style-name="P1">POOJA</text:p>
      <text:p text:style-name="P1">I know what fit people drink.</text:p>
      <text:p text:style-name="P1">Their coffee arrives. Kush gets more excited and gets</text:p>
      <text:p text:style-name="P1">attracted to her. Kush takes a pause.</text:p>
      <text:p text:style-name="P1"/>
      <text:p text:style-name="P1">KUSH</text:p>
      <text:p text:style-name="P5">(pointing at the cafe)</text:p>
      <text:p text:style-name="P1">Why this place? </text:p>
      <text:p text:style-name="P1"/>
      <text:p text:style-name="P1">POOJA</text:p>
      <text:p text:style-name="P1">Male dominated society haina yaar!</text:p>
      <text:p text:style-name="P1">Aap log toh kisise kahin bhi mil</text:p>
      <text:p text:style-name="P1">sakte hai. Ladkiyon ke saath aisa</text:p>
      <text:p text:style-name="P1">nahi hai. Hume toh sab kuch sochna</text:p>
      <text:p text:style-name="P1">sambhajhna hota hai, and as you</text:p>
      <text:p text:style-name="P1">know I am married. Toh mujhe lagta</text:p>
      <text:p text:style-name="P1">yeh ek aisi jagah jaha kisi ka bhi</text:p>
      <text:p text:style-name="P1">uss taraf mind nahi jayega. Yaha</text:p>
      <text:p text:style-name="P1">kisine dekh liya toh I can say I am</text:p>
      <text:p text:style-name="P1">here to see a friend. No one would</text:p>
      <text:p text:style-name="P1">doubt me.</text:p>
      <text:p text:style-name="P1"/>
      <text:p text:style-name="P1">KUSH</text:p>
      <text:p text:style-name="P1">You are so smart. So intelligent.</text:p>
      <text:p text:style-name="P1"><text:soft-page-break/>Tumhari beauty ke saath na mein</text:p>
      <text:p text:style-name="P1">tumhare intelligence ka bhi fan ho</text:p>
      <text:p text:style-name="P1">gaya hu.</text:p>
      <text:p text:style-name="P1"/>
      <text:p text:style-name="P1">Kush sips drinks very proudly.</text:p>
      <text:p text:style-name="P1"/>
      <text:p text:style-name="P1">KUSH</text:p>
      <text:p text:style-name="P5">(Getting very excited)</text:p>
      <text:p text:style-name="P1">I seriously dont belive tumhari</text:p>
      <text:p text:style-name="P1">jaisi ladkiya bhi hoti hai.</text:p>
      <text:p text:style-name="P1">Seriously, I mean? Meri biwi bhi</text:p>
      <text:p text:style-name="P1">aisi nahi hai yaar!</text:p>
      <text:p text:style-name="P1"/>
      <text:p text:style-name="P1">POOJA</text:p>
      <text:p text:style-name="P1">Uh..</text:p>
      <text:p text:style-name="P1"/>
      <text:p text:style-name="P1">KUSH</text:p>
      <text:p text:style-name="P1">You’re definitely a girlfriend</text:p>
      <text:p text:style-name="P1">material.</text:p>
      <text:p text:style-name="P1"/>
      <text:p text:style-name="P1">POOJA</text:p>
      <text:p text:style-name="P1">Wahi toh nahi karna. I told you na,</text:p>
      <text:p text:style-name="P1">no strings attached.</text:p>
      <text:p text:style-name="P1"/>
      <text:p text:style-name="P1">KUSH</text:p>
      <text:p text:style-name="P5">(takes a pause)</text:p>
      <text:p text:style-name="P1">So, what’s</text:p>
      <text:p text:style-name="P1">next?</text:p>
      <text:p text:style-name="P1"/>
      <text:p text:style-name="P1">POOJA</text:p>
      <text:p text:style-name="P5">(ask in a flirty way)</text:p>
      <text:p text:style-name="P1">you tell me na, you’re the man.</text:p>
      <text:p text:style-name="P1"/>
      <text:p text:style-name="P1">KUSH</text:p>
      <text:p text:style-name="P1">give me a suggestion, i’ll go with</text:p>
      <text:p text:style-name="P1">your comfort.</text:p>
      <text:p text:style-name="P1"/>
      <text:p text:style-name="P1">POOJA</text:p>
      <text:p text:style-name="P1">uh..Imperial? Presidential Suit?</text:p>
      <text:p text:style-name="P1"/>
      <text:p text:style-name="P1">KUSH</text:p>
      <text:p text:style-name="P1">(Gets excited)</text:p>
      <text:p text:style-name="P1">That’s perfect!</text:p>
      <text:p text:style-name="P1"/>
      <text:p text:style-name="P1">POOJA</text:p>
      <text:p text:style-name="P1">okay, let me check the price.</text:p>
      <text:p text:style-name="P1"/>
      <text:p text:style-name="P1">Pooja starts checking the prices on the phone. She is</text:p>
      <text:p text:style-name="P1">calculating everything on the phone while looking at prices.</text:p>
      <text:p text:style-name="P1"/>
      <text:p text:style-name="P1">POOJA</text:p>
      <text:p text:style-name="P5">(while looking at the phone,whispering) <text:s text:c="6"/>//<text:span text:style-name="T2">parenthetical</text:span></text:p>
      <text:p text:style-name="P1"><text:soft-page-break/>Okay, 75,000 for presidential suit plus taxes, then we will order from Spice Route with nice wine and tip?</text:p>
      <text:p text:style-name="P1">4000? </text:p>
      <text:p text:style-name="P1"/>
      <text:p text:style-name="P1">KUSH</text:p>
      <text:p text:style-name="P1">make it 5.</text:p>
      <text:p text:style-name="P1"/>
      <text:p text:style-name="P1">POOJA</text:p>
      <text:p text:style-name="P1">okay so, total cost one lakh five</text:p>
      <text:p text:style-name="P1">thousand rupees.</text:p>
      <text:p text:style-name="P1"/>
      <text:p text:style-name="P1">KUSH</text:p>
      <text:p text:style-name="P1">But why are you doing this? I will</text:p>
      <text:p text:style-name="P1">lookmafter everything ya!</text:p>
      <text:p text:style-name="P1"/>
      <text:p text:style-name="P1">POOJA</text:p>
      <text:p text:style-name="P1">(saying it by raising eyebrows)</text:p>
      <text:p text:style-name="P1">Listen, Don’t make wrong but I dont</text:p>
      <text:p text:style-name="P1">want any kind of favours from you</text:p>
      <text:p text:style-name="P1">or anyone from this world. Aur</text:p>
      <text:p text:style-name="P1">waise bhi jab ladke bill pay karte</text:p>
      <text:p text:style-name="P1">haina toh kahin na kahin woh</text:p>
      <text:p text:style-name="P1">ladkiyon ki azadi kharidte</text:p>
      <text:p text:style-name="P1">hai.</text:p>
      <text:p text:style-name="P1"/>
      <text:p text:style-name="P1">Kush is all surprised, his eyes gets wide open. He takes a</text:p>
      <text:p text:style-name="P1">deep breath</text:p>
      <text:p text:style-name="P1"/>
      <text:p text:style-name="P1">KUSH</text:p>
      <text:p text:style-name="P1">Tumahare per chulu mein? Aisi</text:p>
      <text:p text:style-name="P1">ladkiyan hoti hai?</text:p>
      <text:p text:style-name="P1"/>
      <text:p text:style-name="P1">POOJA</text:p>
      <text:p text:style-name="P1">Kyun? Tumhari biwi aisi nahi hai?</text:p>
      <text:p text:style-name="P1"/>
      <text:p text:style-name="P1">KUSH</text:p>
      <text:p text:style-name="P1">(his mood changes saying this)</text:p>
      <text:p text:style-name="P1">Let’s not go there. </text:p>
      <text:p text:style-name="P1"/>
      <text:p text:style-name="P1">POOJA</text:p>
      <text:p text:style-name="P1">(changing the topic)</text:p>
      <text:p text:style-name="P1">so, shall</text:p>
      <text:p text:style-name="P1">I book the cab?</text:p>
      <text:p text:style-name="P1"/>
      <text:p text:style-name="P1">KUSH</text:p>
      <text:p text:style-name="P1">yes!</text:p>
      <text:p text:style-name="P1"/>
      <text:p text:style-name="P1">Pooja then brings out her phone to book an Ola.</text:p>
      <text:p text:style-name="P1"/>
      <text:p text:style-name="P1">POOJA</text:p>
      <text:p text:style-name="P1">Our cab is 2 minutes away. So,</text:p>
      <text:p text:style-name="P1">let’s go out.</text:p>
      <text:p text:style-name="P1"><text:soft-page-break/></text:p>
      <text:p text:style-name="P1"/>
      <text:p text:style-name="P1"/>
      <text:p text:style-name="P2">EXT. HOSPITAL. -EVENING. <text:s text:c="17"/>//<text:span text:style-name="T6">7</text:span></text:p>
      <text:p text:style-name="P1"/>
      <text:p text:style-name="P1">They go outside the cafe, Pooja starts wearing sunglasses</text:p>
      <text:p text:style-name="P1">and covers her head with the dupatta. Kush is just looking</text:p>
      <text:p text:style-name="P1">at her. He can see the jhumkas from her dupatta. They are</text:p>
      <text:p text:style-name="P1">going towards the cab in a hurry.</text:p>
      <text:p text:style-name="P1">Their ola is waiting outside.</text:p>
      <text:p text:style-name="P1"/>
      <text:p text:style-name="P1"/>
      <text:p text:style-name="P1"/>
      <text:p text:style-name="P2">INT. CAB. -EVENING.<text:tab/><text:tab/><text:tab/>//<text:span text:style-name="T6">8</text:span></text:p>
      <text:p text:style-name="P1"/>
      <text:p text:style-name="P1">Pooja gives the OTP to the driver as they sit in the car.</text:p>
      <text:p text:style-name="P1">They are in the car and Kush is getting impatient. He slides</text:p>
      <text:p text:style-name="P1">his hand towards her thigh. Pooja stops him.</text:p>
      <text:p text:style-name="P1"/>
      <text:p text:style-name="P1">POOJA</text:p>
      <text:p text:style-name="P1">Wait na! We are going there.</text:p>
      <text:p text:style-name="P1"/>
      <text:p text:style-name="P1">Kush then comes closer to Pooja.</text:p>
      <text:p text:style-name="P1"/>
      <text:p text:style-name="P1">POOJA</text:p>
      <text:p text:style-name="P1">We’ll order wine. And sushi. You</text:p>
      <text:p text:style-name="P1">like sushi na?</text:p>
      <text:p text:style-name="P1"/>
      <text:p text:style-name="P1">Kush is just looking at her with awe</text:p>
      <text:p text:style-name="P1"/>
      <text:p text:style-name="P1">KUSH</text:p>
      <text:p text:style-name="P1">You have so much knowledge about</text:p>
      <text:p text:style-name="P1">food na! Pata hai, mein apne ghar</text:p>
      <text:p text:style-name="P1">pe chicken bhi nahi kha sakta.</text:p>
      <text:p text:style-name="P1"/>
      <text:p text:style-name="P1">POOJA</text:p>
      <text:p text:style-name="P1">(with a shocking face)</text:p>
      <text:p text:style-name="P1">kyun? Are you a vegeterian? </text:p>
      <text:p text:style-name="P1"/>
      <text:p text:style-name="P1">KUSH</text:p>
      <text:p text:style-name="P1">nahi, I am married to a Jainy woman</text:p>
      <text:p text:style-name="P1">na!</text:p>
      <text:p text:style-name="P1"/>
      <text:p text:style-name="P1">POOJA</text:p>
      <text:p text:style-name="P1">(in a seductive way)</text:p>
      <text:p text:style-name="P1">Don’t worry, mere saath kha sakte</text:p>
      <text:p text:style-name="P1">ho and pi bhi sakte ho. </text:p>
      <text:p text:style-name="P1"/>
      <text:p text:style-name="P1">Kush then keeps his hand on her hand.</text:p>
      <text:p text:style-name="P1"/>
      <text:p text:style-name="P1">POOJA</text:p>
      <text:p text:style-name="P1">wait, do you have protection?</text:p>
      <text:p text:style-name="P1"><text:soft-page-break/></text:p>
      <text:p text:style-name="P1">KUSH</text:p>
      <text:p text:style-name="P1">oh shit, no! Itni jaldi jaldi mein</text:p>
      <text:p text:style-name="P1">mene liya nahi.</text:p>
      <text:p text:style-name="P1"/>
      <text:p text:style-name="P1">POOJA</text:p>
      <text:p text:style-name="P1">so, go and get it na!</text:p>
      <text:p text:style-name="P1"/>
      <text:p text:style-name="P1">Pooja then ask the driver to stop the car.</text:p>
      <text:p text:style-name="P1"/>
      <text:p text:style-name="P1">POOJA</text:p>
      <text:p text:style-name="P1">bhaiya, zara gaadi side mein rokna,</text:p>
      <text:p text:style-name="P1">please?</text:p>
      <text:p text:style-name="P1"/>
      <text:p text:style-name="P1">The driver stops the car.</text:p>
      <text:p text:style-name="P1"/>
      <text:p text:style-name="P1">POOJA</text:p>
      <text:p text:style-name="P1">(asking Kush, while pointing towards the chemist shop)</text:p>
      <text:p text:style-name="P1">Can you please get me a bottle of</text:p>
      <text:p text:style-name="P1">water? </text:p>
      <text:p text:style-name="P1"/>
      <text:p text:style-name="P1">KUSH</text:p>
      <text:p text:style-name="P1">yeah, yeah sure! You want Cold one</text:p>
      <text:p text:style-name="P1">or room temperature?</text:p>
      <text:p text:style-name="P1"/>
      <text:p text:style-name="P1">POOJA</text:p>
      <text:p text:style-name="P1">(saying it in a seductive way)</text:p>
      <text:p text:style-name="P1">Room temperature</text:p>
      <text:p text:style-name="P1"/>
      <text:p text:style-name="P2">EXT/INT. CHEMIST SHOP. -EVENING. <text:s/><text:tab/><text:tab/><text:tab/>//<text:span text:style-name="T6">9</text:span></text:p>
      <text:p text:style-name="P1"/>
      <text:p text:style-name="P1">Kush then gets out of the car in a hurry, He reach the shop</text:p>
      <text:p text:style-name="P1">and ask the shopkeeper.</text:p>
      <text:p text:style-name="P1"/>
      <text:p text:style-name="P1">KUSH</text:p>
      <text:p text:style-name="P1">bhaiya, ek durex dena? Dotted!</text:p>
      <text:p text:style-name="P1"/>
      <text:p text:style-name="P1">Kush then looks around in the shop.</text:p>
      <text:p text:style-name="P1"/>
      <text:p text:style-name="P1">KUSH</text:p>
      <text:p text:style-name="P1">(pointing at the tablet)</text:p>
      <text:p text:style-name="P1">Bhaiya, yeh neeche yeh medicine</text:p>
      <text:p text:style-name="P1">haina.</text:p>
      <text:p text:style-name="P1"/>
      <text:p text:style-name="P1">SHOPKEEPER</text:p>
      <text:p text:style-name="P1">Kaunsa? Yeh waala.</text:p>
      <text:p text:style-name="P1"/>
      <text:p text:style-name="P1">KUSH</text:p>
      <text:p text:style-name="P1">nahi, woh, udhar!</text:p>
      <text:p text:style-name="P1"/>
      <text:p text:style-name="P1">SHOPKEEPER</text:p>
      <text:p text:style-name="P1">Viagra bolo na, seedha seedha!</text:p>
      <text:p text:style-name="P1"><text:soft-page-break/></text:p>
      <text:p text:style-name="P1">KUSH</text:p>
      <text:p text:style-name="P1">(little embarrased)</text:p>
      <text:p text:style-name="P1">Haan wohi wohi! </text:p>
      <text:p text:style-name="P1"/>
      <text:p text:style-name="P1">KUSH</text:p>
      <text:p text:style-name="P1">Aur ek paani ka bottle bhi dena.</text:p>
      <text:p text:style-name="P1">Room temperature aur ek coke bhi.</text:p>
      <text:p text:style-name="P1"/>
      <text:p text:style-name="P1">Shopkeekper puts viagra, coke and water bottle on the table.</text:p>
      <text:p text:style-name="P1">Kush immediately get his wallet and gives the card to the</text:p>
      <text:p text:style-name="P1">shopkeeper. As soon as the shopkeeper go to swipe the car.</text:p>
      <text:p text:style-name="P1">Kush smartly takes out the viagra under the table. Pops one</text:p>
      <text:p text:style-name="P1">in his mouth and start drinking coke.</text:p>
      <text:p text:style-name="P1">Kush takes his card back, water bottle and run towards the</text:p>
      <text:p text:style-name="P1">car while drinking the coke. Pooja is waiting and looking</text:p>
      <text:p text:style-name="P1">from the window. Kush sits in the car and car starts moving.</text:p>
      <text:p text:style-name="P1"/>
      <text:p text:style-name="P1"/>
      <text:p text:style-name="P1"/>
      <text:p text:style-name="P2">EXT/INT. TRAFFIC/CAB. -EVENING. <text:s text:c="3"/><text:tab/><text:tab/><text:tab/>//<text:span text:style-name="T5">10 <text:s text:c="3"/>//11 ( acc to code )</text:span></text:p>
      <text:p text:style-name="P1"/>
      <text:p text:style-name="P1">We see the shots of the car in the Delhi traffic. Pooja gets</text:p>
      <text:p text:style-name="P1">a little relaxed and complains about the traffic.</text:p>
      <text:p text:style-name="P1"/>
      <text:p text:style-name="P1">POOJA</text:p>
      <text:p text:style-name="P1">(saying as she rest her head on his shoulder)</text:p>
      <text:p text:style-name="P1">Yaar, yeh Delhi traffic. We only</text:p>
      <text:p text:style-name="P1">have 4 hours usmein se toh 1 and a</text:p>
      <text:p text:style-name="P1">half hour already nikal gaya.</text:p>
      <text:p text:style-name="P1"/>
      <text:p text:style-name="P1"/>
      <text:p text:style-name="P1">KUSH</text:p>
      <text:p text:style-name="P1">(getting impatient)</text:p>
      <text:p text:style-name="P1">yeah, yeh traffic. </text:p>
      <text:p text:style-name="P1"/>
      <text:p text:style-name="P1">Pooja is resting her head on his shoulder and her phone</text:p>
      <text:p text:style-name="P1">starts vibrating. Pooja ignores. Kush sees her phone</text:p>
      <text:p text:style-name="P1">vibrating. Its written "MAID"</text:p>
      <text:p text:style-name="P1"/>
      <text:p text:style-name="P1">KUSH</text:p>
      <text:p text:style-name="P1">I think your maid is calling.</text:p>
      <text:p text:style-name="P1"/>
      <text:p text:style-name="P1">Pooja sees the phone and picks it up.</text:p>
      <text:p text:style-name="P1"/>
      <text:p text:style-name="P1">MAID</text:p>
      <text:p text:style-name="P1">Didi! Aap woh paiso waala purse toh</text:p>
      <text:p text:style-name="P1">yahi table pe bhul gayi hai. driver</text:p>
      <text:p text:style-name="P1">ke haath bhijwaye.</text:p>
      <text:p text:style-name="P1"/>
      <text:p text:style-name="P1">POOJA</text:p>
      <text:p text:style-name="P1">Nahi nahi, bilkul nahi. Acha tu ruk</text:p>
      <text:p text:style-name="P1"><text:soft-page-break/>apne paas. Mein aa rahi hu ghar!</text:p>
      <text:p text:style-name="P1"/>
      <text:p text:style-name="P1">Kush gets in shock. Pooja then starts looking in her purse.</text:p>
      <text:p text:style-name="P1">She can’t find her wallet.</text:p>
      <text:p text:style-name="P1"/>
      <text:p text:style-name="P1">POOJA</text:p>
      <text:p text:style-name="P1">Shit, shit, shit!!</text:p>
      <text:p text:style-name="P1"/>
      <text:p text:style-name="P1">KUSH</text:p>
      <text:p text:style-name="P1">What happened?</text:p>
      <text:p text:style-name="P1"/>
      <text:p text:style-name="P1">POOJA</text:p>
      <text:p text:style-name="P1">Woh.. mein apna wallet bhul gayi.</text:p>
      <text:p text:style-name="P1">Shit shit!!</text:p>
      <text:p text:style-name="P1"/>
      <text:p text:style-name="P1">KUSH</text:p>
      <text:p text:style-name="P1">nahi nahi!! Its totally cool! I</text:p>
      <text:p text:style-name="P1">will pay na!</text:p>
      <text:p text:style-name="P1"/>
      <text:p text:style-name="P1">POOJA</text:p>
      <text:p text:style-name="P1">Nahi nahi, listen! My husband is</text:p>
      <text:p text:style-name="P1">going back in 3-4 days! We’ll make</text:p>
      <text:p text:style-name="P1">another plan! Lets cancel tonight!</text:p>
      <text:p text:style-name="P1"/>
      <text:p text:style-name="P1">KUSH</text:p>
      <text:p text:style-name="P1">Nahi nahi nahi!! Dont do this. No,</text:p>
      <text:p text:style-name="P1">please!</text:p>
      <text:p text:style-name="P1"/>
      <text:p text:style-name="P1">POOJA</text:p>
      <text:p text:style-name="P1">Arey, I will ping you na! We will</text:p>
      <text:p text:style-name="P1">make the same exact plan.</text:p>
      <text:p text:style-name="P1"/>
      <text:p text:style-name="P1">KUSH</text:p>
      <text:p text:style-name="P1">Nahi, please please!</text:p>
      <text:p text:style-name="P1"/>
      <text:p text:style-name="P1">POOJA</text:p>
      <text:p text:style-name="P1">(getting really desperate)</text:p>
      <text:p text:style-name="P1">Dont act like a kid. Dont create a</text:p>
      <text:p text:style-name="P1">scene here.</text:p>
      <text:p text:style-name="P1"/>
      <text:p text:style-name="P1">KUSH</text:p>
      <text:p text:style-name="P1">but..how does it matter? you pay, i</text:p>
      <text:p text:style-name="P1">pay?</text:p>
      <text:p text:style-name="P1"/>
      <text:p text:style-name="P1">POOJA</text:p>
      <text:p text:style-name="P1">(getting offended)</text:p>
      <text:p text:style-name="P1">Of course it matters to me, I</text:p>
      <text:p text:style-name="P1">already told you. I dont want any</text:p>
      <text:p text:style-name="P1">favors.</text:p>
      <text:p text:style-name="P1"/>
      <text:p text:style-name="P1">KUSH</text:p>
      <text:p text:style-name="P1">Acha, lets do one thing. I will pay</text:p>
      <text:p text:style-name="P1"><text:soft-page-break/>tonight, aur next time we will go</text:p>
      <text:p text:style-name="P1">to the same place and have same</text:p>
      <text:p text:style-name="P1">food and have same drink.</text:p>
      <text:p text:style-name="P1">tab saara bill tum de dena?</text:p>
      <text:p text:style-name="P1"/>
      <text:p text:style-name="P1">KUSH</text:p>
      <text:p text:style-name="P1">now dont, please baby. dont cancel</text:p>
      <text:p text:style-name="P1">now.</text:p>
      <text:p text:style-name="P1"/>
      <text:p text:style-name="P1">Pooja thinks for a second.</text:p>
      <text:p text:style-name="P1"/>
      <text:p text:style-name="P1">POOJA</text:p>
      <text:p text:style-name="P1">um, but we only have two hours</text:p>
      <text:p text:style-name="P1">left. Do you think its worth it?</text:p>
      <text:p text:style-name="P1"/>
      <text:p text:style-name="P1">KUSH</text:p>
      <text:p text:style-name="P1">(he says that with intimadating Then car starts to move.)</text:p>
      <text:p text:style-name="P1">Each and every second is worth with you. </text:p>
      <text:p text:style-name="P1"/>
      <text:p text:style-name="P1">POOJA</text:p>
      <text:p text:style-name="P1">okay, we are going. Relax we are</text:p>
      <text:p text:style-name="P1">going. but next time?</text:p>
      <text:p text:style-name="P1"/>
      <text:p text:style-name="P1">KUSH</text:p>
      <text:p text:style-name="P1">Its a deal.</text:p>
      <text:p text:style-name="P1"/>
      <text:p text:style-name="P1">POOJA</text:p>
      <text:p text:style-name="P1">(pointing at the driver)</text:p>
      <text:p text:style-name="P1">Bhaiya chalo</text:p>
      <text:p text:style-name="P1"/>
      <text:p text:style-name="P1">Then car starts to move.</text:p>
      <text:p text:style-name="P1"/>
      <text:p text:style-name="P1">POOJA</text:p>
      <text:p text:style-name="P1">So, I’ll go to the reception, I’ll</text:p>
      <text:p text:style-name="P1">check in. You go to the washroom</text:p>
      <text:p text:style-name="P1">and i will give you the rook</text:p>
      <text:p text:style-name="P1">number.</text:p>
      <text:p text:style-name="P1"/>
      <text:p text:style-name="P1">Kush is only listening to her and nodding.</text:p>
      <text:p text:style-name="P1"/>
      <text:p text:style-name="P1">POOJA</text:p>
      <text:p text:style-name="P1">okay, so give me the cash?</text:p>
      <text:p text:style-name="P1"/>
      <text:p text:style-name="P1">KUSH</text:p>
      <text:p text:style-name="P1">Cash? I dont have any cash. Take my</text:p>
      <text:p text:style-name="P1">card na!</text:p>
      <text:p text:style-name="P1"/>
      <text:p text:style-name="P1">POOJA</text:p>
      <text:p text:style-name="P1">No, are you mad? I dont want any</text:p>
      <text:p text:style-name="P1">drill. You should also not do that.</text:p>
      <text:p text:style-name="P1"/>
      <text:p text:style-name="P1">KUSH</text:p>
      <text:p text:style-name="P1"><text:soft-page-break/>yeah, you are right!</text:p>
      <text:p text:style-name="P1"/>
      <text:p text:style-name="P1">Kush then points at the driver</text:p>
      <text:p text:style-name="P1"/>
      <text:p text:style-name="P1">KUSH</text:p>
      <text:p text:style-name="P1">Bhaiya, yaha ATM ke side mein</text:p>
      <text:p text:style-name="P1">rokna. Woh aapko bhi cash pay karna</text:p>
      <text:p text:style-name="P1">haina.</text:p>
      <text:p text:style-name="P1"/>
      <text:p text:style-name="P1"/>
      <text:p text:style-name="P1"/>
      <text:p text:style-name="P2">EXT. ATM FRONT. -EVENING <text:s/><text:tab/><text:tab/><text:tab/>//<text:span text:style-name="T4">11</text:span></text:p>
      <text:p text:style-name="P1"/>
      <text:p text:style-name="P1">Driver stops the car near the ATM. Kush gets out of the car</text:p>
      <text:p text:style-name="P1">in a hurry. He then takes the cash out of the ATM and run</text:p>
      <text:p text:style-name="P1">towards the car. Kush sits in the car and give the cash to</text:p>
      <text:p text:style-name="P1">Pooja.</text:p>
      <text:p text:style-name="P1"/>
      <text:p text:style-name="P1"/>
      <text:p text:style-name="P1"/>
      <text:p text:style-name="P2">EXT/INT. HOTEL FRONT/BATHROOM/RECEPTION. -EVENING.<text:tab/><text:tab/>//<text:span text:style-name="T4">12</text:span></text:p>
      <text:p text:style-name="P1"/>
      <text:p text:style-name="P1">They reach the Hotel. The driver stops the car at the porch.</text:p>
      <text:p text:style-name="P1">The guard opens the gate for the lady. They both get out of</text:p>
      <text:p text:style-name="P1">the car. Pooja directly go towards the reception and Kush</text:p>
      <text:p text:style-name="P1">goes to the washroom. Pooja is at the reception asking about</text:p>
      <text:p text:style-name="P1">the presidential suit. Kush is very excited. He goes inside</text:p>
      <text:p text:style-name="P1">the bathroom. He calls his friend Akash.</text:p>
      <text:p text:style-name="P1"/>
      <text:p text:style-name="P1">KUSH</text:p>
      <text:p text:style-name="P1">Bhai..toh soch nahi sakta mein kaha</text:p>
      <text:p text:style-name="P1">hu aur kya kar raha hu.</text:p>
      <text:p text:style-name="P1"/>
      <text:p text:style-name="P1">AKASH</text:p>
      <text:p text:style-name="P1">Kya kar raha hai?</text:p>
      <text:p text:style-name="P1"/>
      <text:p text:style-name="P1">KUSH</text:p>
      <text:p text:style-name="P1">(getting relaxed and happy)</text:p>
      <text:p text:style-name="P1">Woh chorh. Tu toh wahi kar raha</text:p>
      <text:p text:style-name="P1">hoga na, same saturday night, sam</text:p>
      <text:p text:style-name="P1">place, same people. And i am here</text:p>
      <text:p text:style-name="P1">doing something exceptional which you can’t imagine. </text:p>
      <text:p text:style-name="P1"/>
      <text:p text:style-name="P1">AKASH</text:p>
      <text:p text:style-name="P1">Tere baaton se toh lag raha hai tu</text:p>
      <text:p text:style-name="P1">toilet mein baitha hai?</text:p>
      <text:p text:style-name="P1"/>
      <text:p text:style-name="P1">KUSH</text:p>
      <text:p text:style-name="P1">toilet mein?</text:p>
      <text:p text:style-name="P1"/>
      <text:p text:style-name="P1">AKASH</text:p>
      <text:p text:style-name="P1">Echo ho raha haina tera voice.</text:p>
      <text:p text:style-name="P1"><text:soft-page-break/></text:p>
      <text:p text:style-name="P1">KUSH</text:p>
      <text:p text:style-name="P1">chal saale, mujhe bore mat karo.</text:p>
      <text:p text:style-name="P1">Mein ja raha hu.</text:p>
      <text:p text:style-name="P1"/>
      <text:p text:style-name="P1">He cuts the call. Gets out of the bathroom. Kush is in the</text:p>
      <text:p text:style-name="P1">washroom and starts looking himself in the mirror, getting</text:p>
      <text:p text:style-name="P1">ready for the night.He puts some lotion on face. He looks</text:p>
      <text:p text:style-name="P1">down and getting more desperate. He then messages Pooja</text:p>
      <text:p text:style-name="P1"/>
      <text:p text:style-name="P1">KUSH</text:p>
      <text:p text:style-name="P1">baby..room number?</text:p>
      <text:p text:style-name="P1"/>
      <text:p text:style-name="P1">Kush waits for few seconds. His phone reads..Pooja is</text:p>
      <text:p text:style-name="P1">typing..she takes few more seconds. Kush is waiting for her</text:p>
      <text:p text:style-name="P1">reply.</text:p>
      <text:p text:style-name="P1"/>
      <text:p text:style-name="P1">POOJA</text:p>
      <text:p text:style-name="P1">Thanks.</text:p>
      <text:p text:style-name="P1"/>
      <text:p text:style-name="P1">Kush gets really confused with her reply.</text:p>
      <text:p text:style-name="P1"/>
      <text:p text:style-name="P1">KUSH</text:p>
      <text:p text:style-name="P1">..for w..</text:p>
      <text:p text:style-name="P1"/>
      <text:p text:style-name="P1">As he is typing, It Unmatches. Kush gets worried. He starts</text:p>
      <text:p text:style-name="P1">looking at his phone if its hanged or his phone has some</text:p>
      <text:p text:style-name="P1">problem. Kush gets really stressed. He then rushes towards</text:p>
      <text:p text:style-name="P1">the reception.</text:p>
      <text:p text:style-name="P1"/>
      <text:p text:style-name="P1">KUSH</text:p>
      <text:p text:style-name="P1">(asking the receptionist)</text:p>
      <text:p text:style-name="P1">Uh, there was one lady no? in</text:p>
      <text:p text:style-name="P1">yellow dress.</text:p>
      <text:p text:style-name="P1"/>
      <text:p text:style-name="P1">RECEPTIONIST</text:p>
      <text:p text:style-name="P1">uh, yes! She was asking about the</text:p>
      <text:p text:style-name="P1">Delhi tour guide map. She left.</text:p>
      <text:p text:style-name="P1"/>
      <text:p text:style-name="P1">Kush gets really worried. He runs towards the gate. Looks</text:p>
      <text:p text:style-name="P1">everywhere. He goes to the parking, running. He comes back</text:p>
      <text:p text:style-name="P1">at the porch, breathing heavily, really tensed. He then</text:p>
      <text:p text:style-name="P1">calls his friend, Akash.</text:p>
      <text:p text:style-name="P1"/>
      <text:p text:style-name="P1">KUSH</text:p>
      <text:p text:style-name="P1">(in low tone)</text:p>
      <text:p text:style-name="P1">bhai..</text:p>
      <text:p text:style-name="P1"/>
      <text:p text:style-name="P1">AKASH</text:p>
      <text:p text:style-name="P1">(getting excited)</text:p>
      <text:p text:style-name="P1">kya chal raha hai bhai?</text:p>
      <text:p text:style-name="P1"/>
      <text:p text:style-name="P1"><text:soft-page-break/>KUSH</text:p>
      <text:p text:style-name="P1">(in a sulking voice)</text:p>
      <text:p text:style-name="P1">Bhai..tu mujhe pick karlega? </text:p>
      <text:p text:style-name="P1"/>
      <text:p text:style-name="P1">WIDE SHOT OF KUSH STANDING IN FRONT OF THE GATE ALON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8T12:04:05.288692200</meta:creation-date>
    <dc:date>2020-05-30T17:34:18.260233743</dc:date>
    <meta:editing-duration>PT2H48M39S</meta:editing-duration>
    <meta:editing-cycles>15</meta:editing-cycles>
    <meta:generator>LibreOffice/5.1.6.2$Linux_X86_64 LibreOffice_project/10m0$Build-2</meta:generator>
    <meta:document-statistic meta:table-count="0" meta:image-count="0" meta:object-count="0" meta:page-count="16" meta:paragraph-count="570" meta:word-count="2746" meta:character-count="14527" meta:non-whitespace-character-count="12162"/>
  </office:meta>
</office:document-meta>
</file>